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rlike.test_list_like_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rlike.test_lis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rlike.test_list_like_righ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rlike.test_list_like_lef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rlike.test_list_like_match_two_se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rlike.test_list_like_match_two_segemen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field_access_filter_rlike.test_list_like_match_two_segemen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field_access_filter_rlike.test_list_no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